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3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0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2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1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0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8-0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7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7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6-2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5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4-2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3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2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4-01-2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12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11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10-2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09-2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08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07-2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06-2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05-2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04-2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03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02-2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3-01-2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12-1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11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10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9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9-1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9-1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8-2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7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7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6-2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6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5-1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4-2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4-0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3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2-2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2-01-2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12-1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11-1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10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09-2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08-2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07-2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06-2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05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04-2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03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02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1-01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12-1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11-1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10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10-1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09-2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08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07-2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07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06-2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05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04-2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03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02-2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20-01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12-1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11-2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11-1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10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09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08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07-3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07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06-2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05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04-1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03-2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02-21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9-01-2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8-12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8-11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8-10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8-09-2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8-08-28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8-07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8-06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8-05-2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8-04-1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8-03-2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8-01-2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12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11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10-2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09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08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07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06-3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05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04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02-2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7-01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12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11-2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10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09-2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08-2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07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06-3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05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04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04-0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02-2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6-01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12-2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11-2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10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10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08-2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07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06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05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04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03-2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02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5-01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12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11-2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10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09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09-0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08-0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06-2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06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05-0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03-2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02-2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4-01-3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12-2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11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11-0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09-2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08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08-0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06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05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04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03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02-2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3-01-3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12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11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11-0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09-1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08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07-2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06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05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05-0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03-2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02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2-01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12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11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10-2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09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08-3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07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06-2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05-2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04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03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02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1-01-2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12-2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11-2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10-2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09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08-2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07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06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05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04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03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02-2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10-01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12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11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10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09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08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07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06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05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04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03-2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02-2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9-01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12-2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11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10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09-2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08-2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07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06-2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05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03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02-2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7-11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7-10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7-09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7-08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7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5070520201</text:p>
          </table:table-cell>
          <table:table-cell office:value-type="string" calcext:value-type="string">
            <text:p>MA-HGW 76R HANSON, MA</text:p>
          </table:table-cell>
          <table:table-cell office:value-type="string" calcext:value-type="string">
            <text:p>196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90" meta:object-count="0"/>
    <meta:user-defined meta:name="AppVersion">3.0</meta:user-defined>
  </office:meta>
</office:document-meta>
</file>